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iheen Määrittely</text:h>
      <text:p text:style-name="P1">Aiheeni on tehdä tekoäly Vindinium-peliin. (<text:a xlink:type="simple" xlink:href="http://vindinium.org/" text:style-name="Internet_20_link" text:visited-style-name="Visited_20_Internet_20_Link">http://vindinium.org/</text:a>). Vindinium on neljän botin välinen vuoropohjainen peli, jonka tavoitteena on kerätä eniten kultaa vuororajoituksen sisällä. Pelikartalla on kaivoksia, jotka</text:p>
      <text:p text:style-name="P1">Koska Vindinium melko monimutkainen peli, toteutettava botti ei ratkaise ongelmaa, vaan tavoitteena on luoda mahdollisimman hyvin pelaava botti.</text:p>
      <text:p text:style-name="P1"><text:s/>Ensimmäinen prioriteetti on reitinhaku kartalla, joka tehdään A*-algoritmilla. Valitsin tämän algoritmin, koska sen heuristiikka on helposti muutettavissa. Parhaan reitin valintaan vaikuttaa muun muassa muiden bottien sijanti kartalla, joten lyhyin reitti ei ole aina paras. <text:s/></text:p>
      <text:p text:style-name="P1">A* tarvitsee prioriteettijonon</text:p>
      <text:p text:style-name="P1">Ohjelman syötteenä on yksittäinen Vindinium-kartta, jonka se saa pelin palvelimelta. Kartta on ASCII muodossa. Kartan perusteella lasketaan seuraava siirto. <text:s/></text:p>
      <text:p text:style-name="P1">Vindiniumin sääntöjen mukaan botin täytyy laskea alle sekunnissa, minkä liikkeen se tekee. Koska botti ajetaan omalla koneella, aikavaativuus on tärkempää kuin tilavaativuus. </text:p>
      <text:p text:style-name="P1">Botin pohjana on valmis Vindinium client <text:a xlink:type="simple" xlink:href="https://github.com/bstempi/vindinium-client" text:style-name="Internet_20_link" text:visited-style-name="Visited_20_Internet_20_Link">https://github.com/bstempi/vindinium-client</text:a>, joka kommunikoi Vindinium-serverin kanssa. Pelin säännöt ja dokumentaatio löytyy sivulta <text:a xlink:type="simple" xlink:href="http://vindinium.org/" text:style-name="Internet_20_link" text:visited-style-name="Visited_20_Internet_20_Link">http://vindinium.org/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te Walden</meta:initial-creator>
    <meta:creation-date>2015-09-06T10:37:20.52</meta:creation-date>
    <dc:date>2015-09-06T15:15:47.62</dc:date>
    <dc:creator>Atte Walden</dc:creator>
    <meta:editing-duration>PT4H38M14S</meta:editing-duration>
    <meta:editing-cycles>26</meta:editing-cycles>
    <meta:generator>OpenOffice/4.1.1$Win32 OpenOffice.org_project/411m6$Build-9775</meta:generator>
    <meta:document-statistic meta:table-count="0" meta:image-count="0" meta:object-count="0" meta:page-count="1" meta:paragraph-count="8" meta:word-count="142" meta:character-count="1221"/>
  </office:meta>
</office:document-meta>
</file>